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7000000C2174B81C1D3EC48B2.png" manifest:media-type="image/png"/>
  <manifest:file-entry manifest:full-path="Pictures/10000000000007CB0000038B67A8C269FE5886F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efc67" officeooo:paragraph-rsid="000efc67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клад використання <text:span text:style-name="T1">Vuex. </text:span>Додавання та відображення товарів.<draw:frame draw:style-name="fr1" draw:name="Изображение2" text:anchor-type="char" svg:x="7.0772in" svg:y="0in" svg:width="1.6508in" svg:height="1.148in" draw:z-index="1"><draw:image xlink:href="Pictures/1000000000000117000000C2174B81C1D3EC48B2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2" draw:name="Изображение1" text:anchor-type="char" svg:width="11.6902in" svg:height="5.3146in" draw:z-index="0"><draw:image xlink:href="Pictures/10000000000007CB0000038B67A8C269FE5886F6.png" xlink:type="simple" xlink:show="embed" xlink:actuate="onLoad" loext:mime-type="image/png"/></draw:frame></text:p>
      <text:p text:style-name="P1"/>
      <text:p text:style-name="P1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6T16:22:49.485000000</meta:creation-date>
    <dc:date>2020-03-16T16:33:54.125000000</dc:date>
    <meta:editing-duration>PT53S</meta:editing-duration>
    <meta:editing-cycles>1</meta:editing-cycles>
    <meta:generator>LibreOffice/6.4.1.2$Windows_X86_64 LibreOffice_project/4d224e95b98b138af42a64d84056446d09082932</meta:generator>
    <meta:document-statistic meta:table-count="0" meta:image-count="2" meta:object-count="0" meta:page-count="1" meta:paragraph-count="1" meta:word-count="7" meta:character-count="61" meta:non-whitespace-character-count="55"/>
  </office:meta>
</office:document-meta>
</file>